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.99mm"/>
    </style:style>
    <style:style style:name="co4" style:family="table-column">
      <style:table-column-properties fo:break-before="auto" style:column-width="56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404040"/>
      <style:text-properties fo:color="#c0c0c0"/>
    </style:style>
    <style:style style:name="ce2" style:family="table-cell" style:parent-style-name="Default" style:data-style-name="N100">
      <style:table-cell-properties fo:background-color="#808080"/>
      <style:text-properties fo:color="#ffffff"/>
    </style:style>
    <style:style style:name="ce3" style:family="table-cell" style:parent-style-name="Default">
      <style:table-cell-properties fo:background-color="#808080"/>
      <style:text-properties fo:color="#ffffff"/>
    </style:style>
    <style:style style:name="ce4" style:family="table-cell" style:parent-style-name="Default">
      <style:table-cell-properties fo:background-color="#404040"/>
      <style:text-properties fo:color="#ffffff"/>
    </style:style>
    <style:style style:name="ce5" style:family="table-cell" style:parent-style-name="Default" style:data-style-name="N100"/>
  </office:automatic-styles>
  <office:body>
    <office:spreadsheet>
      <table:calculation-settings table:automatic-find-labels="false"/>
      <table:table table:name="parameter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#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atkL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atkM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atkH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atkL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4</text:p>
          </table:table-cell>
          <table:table-cell table:number-columns-repeated="2" office:value-type="string" calcext:value-type="string">
            <text:p>atkM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5</text:p>
          </table:table-cell>
          <table:table-cell table:number-columns-repeated="2" office:value-type="string" calcext:value-type="string">
            <text:p>atkH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6</text:p>
          </table:table-cell>
          <table:table-cell table:number-columns-repeated="2" office:value-type="string" calcext:value-type="string">
            <text:p>isGrounde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7</text:p>
          </table:table-cell>
          <table:table-cell table:number-columns-repeated="2" office:value-type="string" calcext:value-type="string">
            <text:p>velY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8</text:p>
          </table:table-cell>
          <table:table-cell table:number-columns-repeated="2" office:value-type="string" calcext:value-type="string">
            <text:p>jum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9</text:p>
          </table:table-cell>
          <table:table-cell table:number-columns-repeated="2" office:value-type="string" calcext:value-type="string">
            <text:p>leverXPress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leverXNeutra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1</text:p>
          </table:table-cell>
          <table:table-cell table:number-columns-repeated="2" office:value-type="string" calcext:value-type="string">
            <text:p>leverXIdo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2</text:p>
          </table:table-cell>
          <table:table-cell table:number-columns-repeated="2" office:value-type="string" calcext:value-type="string">
            <text:p>leverYPress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3</text:p>
          </table:table-cell>
          <table:table-cell table:number-columns-repeated="2" office:value-type="string" calcext:value-type="string">
            <text:p>leverYNeutra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4</text:p>
          </table:table-cell>
          <table:table-cell table:number-columns-repeated="2" office:value-type="string" calcext:value-type="string">
            <text:p>leverYIdo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5</text:p>
          </table:table-cell>
          <table:table-cell table:number-columns-repeated="2" office:value-type="string" calcext:value-type="string">
            <text:p>damage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6</text:p>
          </table:table-cell>
          <table:table-cell table:number-columns-repeated="2" office:value-type="string" calcext:value-type="string">
            <text:p>damageM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7</text:p>
          </table:table-cell>
          <table:table-cell table:number-columns-repeated="2" office:value-type="string" calcext:value-type="string">
            <text:p>damageH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8</text:p>
          </table:table-cell>
          <table:table-cell table:number-columns-repeated="2" office:value-type="string" calcext:value-type="string">
            <text:p>dow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9</text:p>
          </table:table-cell>
          <table:table-cell table:number-columns-repeated="2" office:value-type="string" calcext:value-type="string">
            <text:p>giveu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0</text:p>
          </table:table-cell>
          <table:table-cell table:number-columns-repeated="2" office:value-type="string" calcext:value-type="string">
            <text:p>giveup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1</text:p>
          </table:table-cell>
          <table:table-cell table:number-columns-repeated="2" office:value-type="string" calcext:value-type="string">
            <text:p>action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2</text:p>
          </table:table-cell>
          <table:table-cell table:number-columns-repeated="2" office:value-type="string" calcext:value-type="string">
            <text:p>jmove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3</text:p>
          </table:table-cell>
          <table:table-cell table:number-columns-repeated="2" office:value-type="string" calcext:value-type="string">
            <text:p>crouch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4</text:p>
          </table:table-cell>
          <table:table-cell table:number-columns-repeated="2" office:value-type="string" calcext:value-type="string">
            <text:p>move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5</text:p>
          </table:table-cell>
          <table:table-cell table:number-columns-repeated="2" office:value-type="string" calcext:value-type="string">
            <text:p>moveXForwar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6</text:p>
          </table:table-cell>
          <table:table-cell table:number-columns-repeated="2" office:value-type="string" calcext:value-type="string">
            <text:p>moveXBac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7</text:p>
          </table:table-cell>
          <table:table-cell table:number-columns-repeated="2" office:value-type="string" calcext:value-type="string">
            <text:p>bloc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8</text:p>
          </table:table-cell>
          <table:table-cell table:number-columns-repeated="2" office:value-type="string" calcext:value-type="string">
            <text:p>deblock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3"/>
          <table:table-cell/>
        </table:table-row>
      </table:table>
      <table:table table:name="parameter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#</text:p>
          </table:table-cell>
          <table:table-cell table:style-name="ce4" office:value-type="string" calcext:value-type="string">
            <text:p>#Type#</text:p>
          </table:table-cell>
          <table:table-cell table:style-name="ce4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umberBool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numberFloat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numberInt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nameHash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lay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layerNum#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#</text:p>
          </table:table-cell>
          <table:table-cell office:value-type="string" calcext:value-type="string">
            <text:p>defaultWeight</text:p>
          </table:table-cell>
          <table:table-cell/>
          <table:table-cell office:value-type="string" calcext:value-type="string">
            <text:p>iKPass</text:p>
          </table:table-cell>
          <table:table-cell/>
          <table:table-cell office:value-type="string" calcext:value-type="string">
            <text:p>syncedLayerAffectsTiming</text:p>
          </table:table-cell>
          <table:table-cell/>
          <table:table-cell office:value-type="string" calcext:value-type="string">
            <text:p>syncedLayerIndex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3" office:value-type="string" calcext:value-type="string">
            <text:p>Base Layer</text:p>
          </table:table-cell>
          <table:table-cell table:style-name="ce5" office:value-type="string" calcext:value-type="string">
            <text:p>0</text:p>
          </table:table-cell>
          <table:table-cell/>
          <table:table-cell table:style-name="ce5" office:value-type="string" calcext:value-type="string">
            <text:p>False</text:p>
          </table:table-cell>
          <table:table-cell/>
          <table:table-cell table:style-name="ce5" office:value-type="string" calcext:value-type="string">
            <text:p>False</text:p>
          </table:table-cell>
          <table:table-cell/>
          <table:table-cell table:style-name="ce5" office:value-type="string" calcext:value-type="string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layer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#</text:p>
          </table:table-cell>
          <table:table-cell table:style-name="ce4" office:value-type="string" calcext:value-type="string">
            <text:p>#Type#</text:p>
          </table:table-cell>
          <table:table-cell table:style-name="ce4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vatarMask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blendingMod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defaultW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KPas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yncedLayerAffectsTim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yncedLayer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stateMachin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layerNum#</text:p>
          </table:table-cell>
          <table:table-cell table:style-name="ce1" office:value-type="string" calcext:value-type="string">
            <text:p>#machineStateNum#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#fullnameEndsWithDot#</text:p>
          </table:table-cell>
          <table:table-cell table:style-name="ce1" office:value-type="string" calcext:value-type="string">
            <text:p>#FullPath#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.0</text:p>
          </table:table-cell>
          <table:table-cell table:number-columns-repeated="2" table:style-name="ce3" office:value-type="string" calcext:value-type="string">
            <text:p>Base Layer.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1.1</text:p>
          </table:table-cell>
          <table:table-cell table:number-columns-repeated="2" table:style-name="ce3" office:value-type="string" calcext:value-type="string">
            <text:p>Base Layer.JMove.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5"/>
        </table:table-row>
      </table:table>
      <table:table table:name="stateMachine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#</text:p>
          </table:table-cell>
          <table:table-cell table:style-name="ce4" office:value-type="string" calcext:value-type="string">
            <text:p>#Type#</text:p>
          </table:table-cell>
          <table:table-cell table:style-name="ce4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fullnameEndsWithDot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anyStateTransitions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behaviours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defaultStat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entryTransitions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hideFlags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states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2" table:default-cell-style-name="ce5"/>
        <table:table-column table:style-name="co2" table:number-columns-repeated="4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4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4" table:default-cell-style-name="Default"/>
        <table:table-column table:style-name="co2" table:default-cell-style-name="ce5"/>
        <table:table-column table:style-name="co2" table:number-columns-repeated="4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layerNum#</text:p>
          </table:table-cell>
          <table:table-cell table:style-name="ce1" office:value-type="string" calcext:value-type="string">
            <text:p>#machineStateNum#</text:p>
          </table:table-cell>
          <table:table-cell table:style-name="ce1" office:value-type="string" calcext:value-type="string">
            <text:p>#stateNum#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#parentPath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#</text:p>
          </table:table-cell>
          <table:table-cell table:style-name="ce1" office:value-type="string" calcext:value-type="string">
            <text:p>cycleOffset</text:p>
          </table:table-cell>
          <table:table-cell/>
          <table:table-cell table:style-name="ce1" office:value-type="string" calcext:value-type="string">
            <text:p>cycleOffsetParameter</text:p>
          </table:table-cell>
          <table:table-cell table:number-columns-repeated="2"/>
          <table:table-cell table:style-name="ce1" office:value-type="string" calcext:value-type="string">
            <text:p>iKOnFeet</text:p>
          </table:table-cell>
          <table:table-cell/>
          <table:table-cell table:style-name="ce1" office:value-type="string" calcext:value-type="string">
            <text:p>mirror</text:p>
          </table:table-cell>
          <table:table-cell/>
          <table:table-cell table:style-name="ce1" office:value-type="string" calcext:value-type="string">
            <text:p>mirrorParameter</text:p>
          </table:table-cell>
          <table:table-cell table:number-columns-repeated="2"/>
          <table:table-cell table:style-name="ce1" office:value-type="string" calcext:value-type="string">
            <text:p>mirrorParameterActive</text:p>
          </table:table-cell>
          <table:table-cell/>
          <table:table-cell table:style-name="ce1" office:value-type="string" calcext:value-type="string">
            <text:p>speed</text:p>
          </table:table-cell>
          <table:table-cell/>
          <table:table-cell table:style-name="ce1" office:value-type="string" calcext:value-type="string">
            <text:p>speedParameter</text:p>
          </table:table-cell>
          <table:table-cell table:number-columns-repeated="2"/>
          <table:table-cell table:style-name="ce1" office:value-type="string" calcext:value-type="string">
            <text:p>speedParameterActive</text:p>
          </table:table-cell>
          <table:table-cell/>
          <table:table-cell table:style-name="ce1" office:value-type="string" calcext:value-type="string">
            <text:p>tag</text:p>
          </table:table-cell>
          <table:table-cell table:number-columns-repeated="2"/>
          <table:table-cell table:style-name="ce1" office:value-type="string" calcext:value-type="string">
            <text:p>writeDefaultValues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7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Base Layer.SWait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style-name="ce2" office:value-type="string" calcext:value-type="string">
            <text:p>1.1.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Base Layer.S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14514</text:p>
          </table:table-cell>
          <table:table-cell office:value-type="float" office:value="5963" calcext:value-type="float">
            <text:p>5963</text:p>
          </table:table-cell>
          <table:table-cell office:value-type="string" calcext:value-type="string">
            <text:p>velY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1.1.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Base Layer.S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style-name="ce2" office:value-type="string" calcext:value-type="string">
            <text:p>1.1.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Base Layer.S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style-name="ce2" office:value-type="string" calcext:value-type="string">
            <text:p>1.1.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Base Layer.S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style-name="ce2" office:value-type="string" calcext:value-type="string">
            <text:p>1.1.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Base Layer.S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style-name="ce2" office:value-type="string" calcext:value-type="string">
            <text:p>1.1.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Base Layer.S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style-name="ce2" office:value-type="string" calcext:value-type="string">
            <text:p>1.1.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Base Layer.DMov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7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style-name="ce2" office:value-type="string" calcext:value-type="string">
            <text:p>1.1.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Base Layer.OBackste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7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style-name="ce2" office:value-type="string" calcext:value-type="string">
            <text:p>1.1.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Base Layer.S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style-name="ce2" office:value-type="string" calcext:value-type="string">
            <text:p>1.1.1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Base Layer.S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style-name="ce2" office:value-type="string" calcext:value-type="string">
            <text:p>1.1.1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Base Layer.S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2222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style-name="ce2" office:value-type="string" calcext:value-type="string">
            <text:p>1.1.1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Base Layer.ODown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style-name="ce2" office:value-type="string" calcext:value-type="string">
            <text:p>1.1.1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Base Layer.OStandu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style-name="ce2" office:value-type="string" calcext:value-type="string">
            <text:p>1.1.1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Base Layer.OGiveu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2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style-name="ce2" office:value-type="string" calcext:value-type="string">
            <text:p>1.1.1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Base Layer.ODown_S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2222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style-name="ce2" office:value-type="string" calcext:value-type="string">
            <text:p>1.1.1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Base Layer.SMov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style-name="ce2" office:value-type="string" calcext:value-type="string">
            <text:p>1.1.1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Base Layer.S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7.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style-name="ce2" office:value-type="string" calcext:value-type="string">
            <text:p>1.1.1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Base Layer.S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style-name="ce2" office:value-type="string" calcext:value-type="string">
            <text:p>1.1.1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Base Layer.S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style-name="ce2" office:value-type="string" calcext:value-type="string">
            <text:p>1.1.2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Base Layer.J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style-name="ce2" office:value-type="string" calcext:value-type="string">
            <text:p>1.1.2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Base Layer.J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style-name="ce2" office:value-type="string" calcext:value-type="string">
            <text:p>1.1.2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Base Layer.J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style-name="ce2" office:value-type="string" calcext:value-type="string">
            <text:p>1.1.2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Base Layer.J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style-name="ce2" office:value-type="string" calcext:value-type="string">
            <text:p>1.1.2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Base Layer.J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style-name="ce2" office:value-type="string" calcext:value-type="string">
            <text:p>1.1.2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Base Layer.J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style-name="ce2" office:value-type="string" calcext:value-type="string">
            <text:p>1.1.2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Base Layer.J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style-name="ce2" office:value-type="string" calcext:value-type="string">
            <text:p>1.1.2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Base Layer.J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style-name="ce2" office:value-type="string" calcext:value-type="string">
            <text:p>1.1.2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Base Layer.J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style-name="ce2" office:value-type="string" calcext:value-type="string">
            <text:p>1.1.2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Base Layer.J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style-name="ce2" office:value-type="string" calcext:value-type="string">
            <text:p>1.1.3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Base Layer.J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style-name="ce2" office:value-type="string" calcext:value-type="string">
            <text:p>1.1.3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Base Layer.J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.1.3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Base Layer.D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.1.3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Base Layer.D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.1.3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Base Layer.D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.1.3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Base Layer.D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.1.3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Base Layer.D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.1.3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Base Layer.D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.1.3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Base Layer.D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.1.3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Base Layer.D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.1.4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Base Layer.D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.1.4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Base Layer.D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.1.4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Base Layer.D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.1.4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Base Layer.D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.1.4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Base Layer.CWait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.1.4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Base Layer.CMov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.1.4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Base Layer.C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.1.4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Base Layer.C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.1.4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Base Layer.C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.1.4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Base Layer.C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.1.5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Base Layer.C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.1.5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Base Layer.C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.1.5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Base Layer.C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.1.5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Base Layer.C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.1.5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Base Layer.C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.1.5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Base Layer.C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.1.5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Base Layer.C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.1.5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Base Layer.C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.2.58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Base Layer.JMove.JMove0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.2.59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Base Layer.JMove.JMove1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.2.60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Base Layer.JMove.JMove2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8.5714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.2.6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Base Layer.JMove.JMove3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.2.62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Base Layer.JMove.JMove4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8.5714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7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</table:table-row>
      </table:table>
      <table:table table:name="state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#</text:p>
          </table:table-cell>
          <table:table-cell table:style-name="ce4" office:value-type="string" calcext:value-type="string">
            <text:p>#Type#</text:p>
          </table:table-cell>
          <table:table-cell table:style-name="ce4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parent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ycle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ycleOffset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deFlags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iKOnFee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rror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rror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tion_nam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nameHash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peed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peed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writeDefaultValue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transitions" table:style-name="ta1">
        <table:table-column table:style-name="co1" table:number-columns-repeated="4" table:default-cell-style-name="ce2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layerNum#</text:p>
          </table:table-cell>
          <table:table-cell table:style-name="ce1" office:value-type="string" calcext:value-type="string">
            <text:p>#machineStateNum#</text:p>
          </table:table-cell>
          <table:table-cell table:style-name="ce1" office:value-type="string" calcext:value-type="string">
            <text:p>#stateNum#</text:p>
          </table:table-cell>
          <table:table-cell table:style-name="ce1" office:value-type="string" calcext:value-type="string">
            <text:p>#transitionNum#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#</text:p>
          </table:table-cell>
          <table:table-cell table:style-name="ce1" office:value-type="string" calcext:value-type="string">
            <text:p>canTransitionToSelf</text:p>
          </table:table-cell>
          <table:table-cell/>
          <table:table-cell table:style-name="ce1" office:value-type="string" calcext:value-type="string">
            <text:p>duration</text:p>
          </table:table-cell>
          <table:table-cell/>
          <table:table-cell table:style-name="ce1" office:value-type="string" calcext:value-type="string">
            <text:p>exitTime</text:p>
          </table:table-cell>
          <table:table-cell/>
          <table:table-cell table:style-name="ce1" office:value-type="string" calcext:value-type="string">
            <text:p>hasExitTime</text:p>
          </table:table-cell>
          <table:table-cell/>
          <table:table-cell table:style-name="ce1" office:value-type="string" calcext:value-type="string">
            <text:p>hasFixedDuration</text:p>
          </table:table-cell>
          <table:table-cell/>
          <table:table-cell table:style-name="ce1" office:value-type="string" calcext:value-type="string">
            <text:p>isExit</text:p>
          </table:table-cell>
          <table:table-cell/>
          <table:table-cell table:style-name="ce1" office:value-type="string" calcext:value-type="string">
            <text:p>mute</text:p>
          </table:table-cell>
          <table:table-cell/>
          <table:table-cell table:style-name="ce1" office:value-type="string" calcext:value-type="string">
            <text:p>offset</text:p>
          </table:table-cell>
          <table:table-cell/>
          <table:table-cell table:style-name="ce1" office:value-type="string" calcext:value-type="string">
            <text:p>orderedInterruption</text:p>
          </table:table-cell>
          <table:table-cell/>
          <table:table-cell table:style-name="ce1" office:value-type="string" calcext:value-type="string">
            <text:p>solo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7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1.1.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1.1.1.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1.1.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.1.1.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.1.1.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.1.1.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.1.1.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.1.1.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.1.1.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.1.1.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.1.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.1.2.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.1.2.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.1.3.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.1.3.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1.4.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1.4.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.1.5.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.1.5.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.1.6.1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.1.6.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.1.7.2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.1.7.2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.1.8.2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.1.8.2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.1.8.2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.1.8.2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.1.8.2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.1.8.2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.1.8.2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.1.10.3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.1.11.3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.1.12.3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.1.13.3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.1.14.3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.1.15.3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.1.16.3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.1.17.3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.1.17.3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.1.17.3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.1.17.4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.1.17.4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.1.17.4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.1.17.4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.1.17.4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.1.17.4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.1.18.4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.1.21.4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.1.21.4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.1.21.4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.1.22.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.1.22.5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.1.22.5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.1.23.5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.1.23.5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.1.23.5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.1.24.5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.1.24.5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.1.24.5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.1.25.5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.1.25.6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.1.25.6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.1.26.6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.1.26.6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.1.26.6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.1.27.6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1.1.27.6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1.1.30.6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1.1.31.6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1.1.32.6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.1.33.7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1.1.33.7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1.1.34.7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1.1.34.7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1.1.35.7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.1.35.7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1.1.36.7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.1.36.7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.1.37.7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.1.37.7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.1.38.8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1.1.38.8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.1.39.8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.1.42.8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1.1.43.8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.1.44.8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1.1.45.8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.1.45.8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.1.45.8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1.1.45.8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.1.45.9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.1.45.9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1.1.45.9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1.1.45.9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1.1.45.9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.1.46.9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.1.46.9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.1.46.9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.1.46.9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.1.46.9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.1.46.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.1.46.10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.1.46.10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.1.46.10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.1.47.10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.1.47.10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.1.48.10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.1.48.10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.1.49.10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.1.49.10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.1.50.1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.1.50.1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.1.51.1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.1.51.1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.1.52.1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.1.52.1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.1.53.1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.1.56.1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.1.57.1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.1.58.11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.2.59.1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.2.60.12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.2.60.12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.2.60.12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.2.60.12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.2.60.12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.2.60.12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.2.60.12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.2.60.12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.2.61.12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.2.61.13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.2.61.13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.2.61.13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.2.61.13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.2.61.13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.2.61.13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.2.61.13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.2.61.13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2.62.13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.2.62.13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.2.62.14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.2.62.14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.2.62.14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.2.62.14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.2.62.14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.2.62.14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.2.62.14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.2.63.14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transition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#</text:p>
          </table:table-cell>
          <table:table-cell table:style-name="ce4" office:value-type="string" calcext:value-type="string">
            <text:p>#Type#</text:p>
          </table:table-cell>
          <table:table-cell table:style-name="ce4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trans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stellaQLComment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canTransitionToSelf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#destinationState_name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#destinationState_nameHash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#destinationStateMachine_name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xitTi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xitTim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FixedDura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deFlags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interruptionSourc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isExi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t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rderedInterrup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conditions" table:style-name="ta1">
        <table:table-column table:style-name="co1" table:number-columns-repeated="5" table:default-cell-style-name="ce2"/>
        <table:table-column table:style-name="co2" table:number-columns-repeated="2" table:default-cell-style-name="ce3"/>
        <table:table-column table:style-name="co2" table:number-columns-repeated="3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layerNum#</text:p>
          </table:table-cell>
          <table:table-cell table:style-name="ce1" office:value-type="string" calcext:value-type="string">
            <text:p>#machineStateNum#</text:p>
          </table:table-cell>
          <table:table-cell table:style-name="ce1" office:value-type="string" calcext:value-type="string">
            <text:p>#stateNum#</text:p>
          </table:table-cell>
          <table:table-cell table:style-name="ce1" office:value-type="string" calcext:value-type="string">
            <text:p>#transitionNum#</text:p>
          </table:table-cell>
          <table:table-cell table:style-name="ce1" office:value-type="string" calcext:value-type="string">
            <text:p>#conditionNum#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#FullPath#</text:p>
          </table:table-cell>
          <table:table-cell table:style-name="ce1" office:value-type="string" calcext:value-type="string">
            <text:p>parameter</text:p>
          </table:table-cell>
          <table:table-cell table:number-columns-repeated="2"/>
          <table:table-cell table:style-name="ce1" office:value-type="string" calcext:value-type="string">
            <text:p>threshold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7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1.1.1.0</text:p>
          </table:table-cell>
          <table:table-cell/>
          <table:table-cell office:value-type="string" calcext:value-type="string">
            <text:p>giveu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1.1.2.1</text:p>
          </table:table-cell>
          <table:table-cell/>
          <table:table-cell office:value-type="string" calcext:value-type="string">
            <text:p>ju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1.1.3.2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1.1.1.3.3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1.1.1.4.4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.1.1.4.5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.1.1.5.6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.1.1.5.7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.1.1.6.8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.1.1.6.9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.1.7.10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.1.1.7.11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.1.1.8.12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.1.1.8.13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.1.1.9.14</text:p>
          </table:table-cell>
          <table:table-cell/>
          <table:table-cell office:value-type="string" calcext:value-type="string">
            <text:p>crouch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1.1.10.15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1.1.11.16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.1.2.13.17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.1.3.15.18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.1.4.17.19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.1.5.19.20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1.1.6.21.21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.1.7.23.22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.1.8.24.23</text:p>
          </table:table-cell>
          <table:table-cell/>
          <table:table-cell office:value-type="string" calcext:value-type="string">
            <text:p>actioning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.1.17.38.24</text:p>
          </table:table-cell>
          <table:table-cell/>
          <table:table-cell office:value-type="string" calcext:value-type="string">
            <text:p>leverX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.1.17.39.25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.1.17.40.26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.1.17.41.27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.1.17.42.28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.1.17.43.29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.1.17.44.30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.1.17.45.31</text:p>
          </table:table-cell>
          <table:table-cell/>
          <table:table-cell office:value-type="string" calcext:value-type="string">
            <text:p>ju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.1.17.46.32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.1.18.47.33</text:p>
          </table:table-cell>
          <table:table-cell/>
          <table:table-cell office:value-type="string" calcext:value-type="string">
            <text:p>de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.1.21.49.34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.1.21.50.35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.1.22.52.36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.1.22.53.37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.1.23.55.38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.1.23.56.39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.1.24.58.40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.1.24.59.41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.1.25.61.42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.1.25.62.43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.1.26.64.44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.1.26.65.45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.1.27.66.46</text:p>
          </table:table-cell>
          <table:table-cell/>
          <table:table-cell office:value-type="string" calcext:value-type="string">
            <text:p>de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.1.27.67.47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.1.45.87.48</text:p>
          </table:table-cell>
          <table:table-cell/>
          <table:table-cell office:value-type="string" calcext:value-type="string">
            <text:p>leverY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.1.45.88.49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.1.45.89.50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.1.45.90.51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.1.45.91.52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.1.45.92.53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.1.45.93.54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.1.45.94.55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.1.45.95.56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.1.46.96.57</text:p>
          </table:table-cell>
          <table:table-cell/>
          <table:table-cell office:value-type="string" calcext:value-type="string">
            <text:p>leverX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.1.46.97.58</text:p>
          </table:table-cell>
          <table:table-cell/>
          <table:table-cell office:value-type="string" calcext:value-type="string">
            <text:p>leverY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.1.46.98.59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.1.46.99.60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.1.46.100.61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.1.46.101.62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.1.46.102.63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.1.46.103.64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.1.46.104.65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1.1.47.106.66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1.1.48.108.67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1.1.49.110.68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1.1.50.112.69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.1.51.114.70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1.1.52.116.71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1.1.53.117.72</text:p>
          </table:table-cell>
          <table:table-cell/>
          <table:table-cell office:value-type="string" calcext:value-type="string">
            <text:p>de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1.2.60.122.73</text:p>
          </table:table-cell>
          <table:table-cell/>
          <table:table-cell office:value-type="string" calcext:value-type="string">
            <text:p>velY</text:p>
          </table:table-cell>
          <table:table-cell table:number-columns-repeated="2"/>
          <table:table-cell office:value-type="string" calcext:value-type="string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1.2.60.123.74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.2.60.124.75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1.2.60.125.76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.2.60.126.77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.2.60.127.78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.2.60.128.79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.2.60.129.80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1.2.61.131.81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.2.61.132.82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.2.61.133.83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1.2.61.134.84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.2.61.135.85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1.2.61.136.86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.2.61.137.87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.2.61.138.88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1.2.61.138.89</text:p>
          </table:table-cell>
          <table:table-cell/>
          <table:table-cell office:value-type="string" calcext:value-type="string">
            <text:p>moveXBa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.2.62.139.90</text:p>
          </table:table-cell>
          <table:table-cell/>
          <table:table-cell office:value-type="string" calcext:value-type="string">
            <text:p>velY</text:p>
          </table:table-cell>
          <table:table-cell table:number-columns-repeated="2"/>
          <table:table-cell office:value-type="string" calcext:value-type="string">
            <text:p>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.2.62.140.91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1.2.62.141.92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1.2.62.142.93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1.2.62.143.94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.2.62.144.95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.2.62.145.96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.2.62.146.97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.2.62.147.98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.2.62.147.99</text:p>
          </table:table-cell>
          <table:table-cell/>
          <table:table-cell office:value-type="string" calcext:value-type="string">
            <text:p>moveXBa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6"/>
          <table:table-cell table:number-columns-repeated="3"/>
          <table:table-cell table:style-name="Default"/>
          <table:table-cell table:number-columns-repeated="2"/>
        </table:table-row>
      </table:table>
      <table:table table:name="condition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#</text:p>
          </table:table-cell>
          <table:table-cell table:style-name="ce4" office:value-type="string" calcext:value-type="string">
            <text:p>#Type#</text:p>
          </table:table-cell>
          <table:table-cell table:style-name="ce4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trans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cond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positions" table:style-name="ta1">
        <office:forms form:automatic-focus="false" form:apply-design-mode="false"/>
        <table:table-column table:style-name="co1" table:number-columns-repeated="5" table:default-cell-style-name="ce2"/>
        <table:table-column table:style-name="co1" table:default-cell-style-name="ce3"/>
        <table:table-column table:style-name="co2" table:number-columns-repeated="2" table:default-cell-style-name="ce3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layerNum#</text:p>
          </table:table-cell>
          <table:table-cell table:style-name="ce1" office:value-type="string" calcext:value-type="string">
            <text:p>#machineStateNum#</text:p>
          </table:table-cell>
          <table:table-cell table:style-name="ce1" office:value-type="string" calcext:value-type="string">
            <text:p>#stateNum#</text:p>
          </table:table-cell>
          <table:table-cell table:style-name="ce1" office:value-type="string" calcext:value-type="string">
            <text:p>#transitionNum#</text:p>
          </table:table-cell>
          <table:table-cell table:style-name="ce1" office:value-type="string" calcext:value-type="string">
            <text:p>#conditionNum#</text:p>
          </table:table-cell>
          <table:table-cell table:style-name="ce1" office:value-type="string" calcext:value-type="string">
            <text:p>#proertyName#</text:p>
          </table:table-cell>
          <table:table-cell table:style-name="ce1" office:value-type="string" calcext:value-type="string">
            <text:p>#Key#</text:p>
          </table:table-cell>
          <table:table-cell table:style-name="ce1" office:value-type="string" calcext:value-type="string">
            <text:p>#FullPath#</text:p>
          </table:table-cell>
          <table:table-cell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z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8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1.0.-1.-1.-1.anyStatePosition</text:p>
          </table:table-cell>
          <table:table-cell/>
          <table:table-cell office:value-type="string" calcext:value-type="string">
            <text:p>-324</text:p>
          </table:table-cell>
          <table:table-cell/>
          <table:table-cell office:value-type="string" calcext:value-type="string">
            <text:p>-5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1.0.-1.-1.-1.entryPosition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-2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1.0.-1.-1.-1.exitPosition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6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1.0.-1.-1.-1.parentStateMachinePosition</text:p>
          </table:table-cell>
          <table:table-cell/>
          <table:table-cell office:value-type="string" calcext:value-type="string">
            <text:p>800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0.-1.-1.position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.-1.-1.position</text:p>
          </table:table-cell>
          <table:table-cell/>
          <table:table-cell office:value-type="string" calcext:value-type="string">
            <text:p>264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.-1.-1.position</text:p>
          </table:table-cell>
          <table:table-cell/>
          <table:table-cell office:value-type="string" calcext:value-type="string">
            <text:p>27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.-1.-1.position</text:p>
          </table:table-cell>
          <table:table-cell/>
          <table:table-cell office:value-type="string" calcext:value-type="string">
            <text:p>288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.-1.-1.position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.-1.-1.position</text:p>
          </table:table-cell>
          <table:table-cell/>
          <table:table-cell office:value-type="string" calcext:value-type="string">
            <text:p>312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6.-1.-1.position</text:p>
          </table:table-cell>
          <table:table-cell/>
          <table:table-cell office:value-type="string" calcext:value-type="string">
            <text:p>32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7.-1.-1.position</text:p>
          </table:table-cell>
          <table:table-cell/>
          <table:table-cell office:value-type="string" calcext:value-type="string">
            <text:p>912</text:p>
          </table:table-cell>
          <table:table-cell/>
          <table:table-cell office:value-type="string" calcext:value-type="string">
            <text:p>25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8.-1.-1.position</text:p>
          </table:table-cell>
          <table:table-cell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34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9.-1.-1.position</text:p>
          </table:table-cell>
          <table:table-cell/>
          <table:table-cell office:value-type="string" calcext:value-type="string">
            <text:p>-52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0.-1.-1.position</text:p>
          </table:table-cell>
          <table:table-cell/>
          <table:table-cell office:value-type="string" calcext:value-type="string">
            <text:p>-51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1.-1.-1.position</text:p>
          </table:table-cell>
          <table:table-cell/>
          <table:table-cell office:value-type="string" calcext:value-type="string">
            <text:p>-54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2.-1.-1.position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3.-1.-1.position</text:p>
          </table:table-cell>
          <table:table-cell/>
          <table:table-cell office:value-type="string" calcext:value-type="string">
            <text:p>-324</text:p>
          </table:table-cell>
          <table:table-cell/>
          <table:table-cell office:value-type="string" calcext:value-type="string">
            <text:p>6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4.-1.-1.position</text:p>
          </table:table-cell>
          <table:table-cell/>
          <table:table-cell office:value-type="string" calcext:value-type="string">
            <text:p>-228</text:p>
          </table:table-cell>
          <table:table-cell/>
          <table:table-cell office:value-type="string" calcext:value-type="string">
            <text:p>37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5.-1.-1.position</text:p>
          </table:table-cell>
          <table:table-cell/>
          <table:table-cell office:value-type="string" calcext:value-type="string">
            <text:p>-348</text:p>
          </table:table-cell>
          <table:table-cell/>
          <table:table-cell office:value-type="string" calcext:value-type="string">
            <text:p>5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6.-1.-1.position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7.-1.-1.position</text:p>
          </table:table-cell>
          <table:table-cell/>
          <table:table-cell office:value-type="string" calcext:value-type="string">
            <text:p>19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8.-1.-1.position</text:p>
          </table:table-cell>
          <table:table-cell/>
          <table:table-cell office:value-type="string" calcext:value-type="string">
            <text:p>20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9.-1.-1.position</text:p>
          </table:table-cell>
          <table:table-cell/>
          <table:table-cell office:value-type="string" calcext:value-type="string">
            <text:p>21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0.-1.-1.position</text:p>
          </table:table-cell>
          <table:table-cell/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1.-1.-1.position</text:p>
          </table:table-cell>
          <table:table-cell/>
          <table:table-cell office:value-type="string" calcext:value-type="string">
            <text:p>708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2.-1.-1.position</text:p>
          </table:table-cell>
          <table:table-cell/>
          <table:table-cell office:value-type="string" calcext:value-type="string">
            <text:p>72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3.-1.-1.position</text:p>
          </table:table-cell>
          <table:table-cell/>
          <table:table-cell office:value-type="string" calcext:value-type="string">
            <text:p>732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4.-1.-1.position</text:p>
          </table:table-cell>
          <table:table-cell/>
          <table:table-cell office:value-type="string" calcext:value-type="string">
            <text:p>744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5.-1.-1.position</text:p>
          </table:table-cell>
          <table:table-cell/>
          <table:table-cell office:value-type="string" calcext:value-type="string">
            <text:p>756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6.-1.-1.position</text:p>
          </table:table-cell>
          <table:table-cell/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7.-1.-1.position</text:p>
          </table:table-cell>
          <table:table-cell/>
          <table:table-cell office:value-type="string" calcext:value-type="string">
            <text:p>648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8.-1.-1.position</text:p>
          </table:table-cell>
          <table:table-cell/>
          <table:table-cell office:value-type="string" calcext:value-type="string">
            <text:p>660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9.-1.-1.position</text:p>
          </table:table-cell>
          <table:table-cell/>
          <table:table-cell office:value-type="string" calcext:value-type="string">
            <text:p>-75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0.-1.-1.position</text:p>
          </table:table-cell>
          <table:table-cell/>
          <table:table-cell office:value-type="string" calcext:value-type="string">
            <text:p>-76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1.-1.-1.position</text:p>
          </table:table-cell>
          <table:table-cell/>
          <table:table-cell office:value-type="string" calcext:value-type="string">
            <text:p>-78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2.-1.-1.position</text:p>
          </table:table-cell>
          <table:table-cell/>
          <table:table-cell office:value-type="string" calcext:value-type="string">
            <text:p>1164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3.-1.-1.position</text:p>
          </table:table-cell>
          <table:table-cell/>
          <table:table-cell office:value-type="string" calcext:value-type="string">
            <text:p>117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4.-1.-1.position</text:p>
          </table:table-cell>
          <table:table-cell/>
          <table:table-cell office:value-type="string" calcext:value-type="string">
            <text:p>1188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5.-1.-1.position</text:p>
          </table:table-cell>
          <table:table-cell/>
          <table:table-cell office:value-type="string" calcext:value-type="string">
            <text:p>1200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6.-1.-1.position</text:p>
          </table:table-cell>
          <table:table-cell/>
          <table:table-cell office:value-type="string" calcext:value-type="string">
            <text:p>1212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7.-1.-1.position</text:p>
          </table:table-cell>
          <table:table-cell/>
          <table:table-cell office:value-type="string" calcext:value-type="string">
            <text:p>122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8.-1.-1.position</text:p>
          </table:table-cell>
          <table:table-cell/>
          <table:table-cell office:value-type="string" calcext:value-type="string">
            <text:p>109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9.-1.-1.position</text:p>
          </table:table-cell>
          <table:table-cell/>
          <table:table-cell office:value-type="string" calcext:value-type="string">
            <text:p>110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0.-1.-1.position</text:p>
          </table:table-cell>
          <table:table-cell/>
          <table:table-cell office:value-type="string" calcext:value-type="string">
            <text:p>111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1.-1.-1.position</text:p>
          </table:table-cell>
          <table:table-cell/>
          <table:table-cell office:value-type="string" calcext:value-type="string">
            <text:p>-99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2.-1.-1.position</text:p>
          </table:table-cell>
          <table:table-cell/>
          <table:table-cell office:value-type="string" calcext:value-type="string">
            <text:p>-100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3.-1.-1.position</text:p>
          </table:table-cell>
          <table:table-cell/>
          <table:table-cell office:value-type="string" calcext:value-type="string">
            <text:p>-102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4.-1.-1.position</text:p>
          </table:table-cell>
          <table:table-cell/>
          <table:table-cell office:value-type="string" calcext:value-type="string">
            <text:p>1452</text:p>
          </table:table-cell>
          <table:table-cell/>
          <table:table-cell office:value-type="string" calcext:value-type="string">
            <text:p>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5.-1.-1.position</text:p>
          </table:table-cell>
          <table:table-cell/>
          <table:table-cell office:value-type="string" calcext:value-type="string">
            <text:p>1464</text:p>
          </table:table-cell>
          <table:table-cell/>
          <table:table-cell office:value-type="string" calcext:value-type="string">
            <text:p>25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6.-1.-1.position</text:p>
          </table:table-cell>
          <table:table-cell/>
          <table:table-cell office:value-type="string" calcext:value-type="string">
            <text:p>1632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7.-1.-1.position</text:p>
          </table:table-cell>
          <table:table-cell/>
          <table:table-cell office:value-type="string" calcext:value-type="string">
            <text:p>165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8.-1.-1.position</text:p>
          </table:table-cell>
          <table:table-cell/>
          <table:table-cell office:value-type="string" calcext:value-type="string">
            <text:p>168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9.-1.-1.position</text:p>
          </table:table-cell>
          <table:table-cell/>
          <table:table-cell office:value-type="string" calcext:value-type="string">
            <text:p>1704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0.-1.-1.position</text:p>
          </table:table-cell>
          <table:table-cell/>
          <table:table-cell office:value-type="string" calcext:value-type="string">
            <text:p>1728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1.-1.-1.position</text:p>
          </table:table-cell>
          <table:table-cell/>
          <table:table-cell office:value-type="string" calcext:value-type="string">
            <text:p>176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2.-1.-1.position</text:p>
          </table:table-cell>
          <table:table-cell/>
          <table:table-cell office:value-type="string" calcext:value-type="string">
            <text:p>157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3.-1.-1.position</text:p>
          </table:table-cell>
          <table:table-cell/>
          <table:table-cell office:value-type="string" calcext:value-type="string">
            <text:p>158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4.-1.-1.position</text:p>
          </table:table-cell>
          <table:table-cell/>
          <table:table-cell office:value-type="string" calcext:value-type="string">
            <text:p>159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5.-1.-1.position</text:p>
          </table:table-cell>
          <table:table-cell/>
          <table:table-cell office:value-type="string" calcext:value-type="string">
            <text:p>-123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6.-1.-1.position</text:p>
          </table:table-cell>
          <table:table-cell/>
          <table:table-cell office:value-type="string" calcext:value-type="string">
            <text:p>-124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7.-1.-1.position</text:p>
          </table:table-cell>
          <table:table-cell/>
          <table:table-cell office:value-type="string" calcext:value-type="string">
            <text:p>-126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1.1.-1.-1.-1.anyStatePosition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1.1.-1.-1.-1.entryPosition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1.1.-1.-1.-1.exitPosition</text:p>
          </table:table-cell>
          <table:table-cell/>
          <table:table-cell office:value-type="string" calcext:value-type="string">
            <text:p>720</text:p>
          </table:table-cell>
          <table:table-cell/>
          <table:table-cell office:value-type="string" calcext:value-type="string">
            <text:p>18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1.1.-1.-1.-1.parentStateMachinePosition</text:p>
          </table:table-cell>
          <table:table-cell/>
          <table:table-cell office:value-type="string" calcext:value-type="string">
            <text:p>744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58.-1.-1.position</text:p>
          </table:table-cell>
          <table:table-cell/>
          <table:table-cell office:value-type="string" calcext:value-type="string">
            <text:p>48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59.-1.-1.position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60.-1.-1.position</text:p>
          </table:table-cell>
          <table:table-cell/>
          <table:table-cell office:value-type="string" calcext:value-type="string">
            <text:p>360</text:p>
          </table:table-cell>
          <table:table-cell/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61.-1.-1.position</text:p>
          </table:table-cell>
          <table:table-cell/>
          <table:table-cell office:value-type="string" calcext:value-type="string">
            <text:p>312</text:p>
          </table:table-cell>
          <table:table-cell/>
          <table:table-cell office:value-type="string" calcext:value-type="string">
            <text:p>18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62.-1.-1.position</text:p>
          </table:table-cell>
          <table:table-cell/>
          <table:table-cell office:value-type="string" calcext:value-type="string">
            <text:p>528</text:p>
          </table:table-cell>
          <table:table-cell/>
          <table:table-cell office:value-type="string" calcext:value-type="string">
            <text:p>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position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#</text:p>
          </table:table-cell>
          <table:table-cell table:style-name="ce4" office:value-type="string" calcext:value-type="string">
            <text:p>#Type#</text:p>
          </table:table-cell>
          <table:table-cell table:style-name="ce4" office:value-type="string" calcext:value-type="string">
            <text:p>#Key#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trans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cond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proerty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mporaryNumbering</text:p>
          </table:table-cell>
        </table:table-row>
        <table:table-row table:style-name="ro1">
          <table:table-cell office:value-type="string" calcext:value-type="string">
            <text:p>#Key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Full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gnitud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#normalized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#normalizedX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#normalizedY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#normalizedZ#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sqrMagnitude</text:p>
          </table:table-cell>
          <table:table-cell/>
          <table:table-cell office:value-type="string" calcext:value-type="string">
            <text:p>#Skipped#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00/00/00</text:date>, <text:time style:data-style-name="N2" text:time-value="04:20:46.51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04:19:29.491000000</meta:creation-date>
    <dc:date>2017-02-04T04:21:09.797000000</dc:date>
    <meta:editing-duration>PT1M28S</meta:editing-duration>
    <meta:editing-cycles>2</meta:editing-cycles>
    <meta:generator>LibreOffice/5.2.5.1$Windows_x86 LibreOffice_project/0312e1a284a7d50ca85a365c316c7abbf20a4d22</meta:generator>
    <meta:document-statistic meta:table-count="14" meta:cell-count="5199" meta:object-count="0"/>
  </office:meta>
</office:document-meta>
</file>